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rmal">
      <style:paragraph-properties fo:line-height="0.4cm" fo:text-align="end" style:justify-single-word="false"/>
    </style:style>
    <style:style style:name="P2" style:family="paragraph" style:parent-style-name="Title" style:master-page-name="MP0">
      <style:paragraph-properties fo:line-height="100%" style:page-number="auto" fo:break-before="page"/>
    </style:style>
    <style:style style:name="P3" style:family="paragraph" style:parent-style-name="Heading_20_1">
      <style:paragraph-properties fo:line-height="100%"/>
    </style:style>
    <style:style style:name="P4" style:family="paragraph" style:parent-style-name="List_20_Paragraph" style:list-style-name="L1">
      <style:paragraph-properties fo:line-height="0.4cm"/>
    </style:style>
    <style:style style:name="P5" style:family="paragraph" style:parent-style-name="List_20_Paragraph" style:list-style-name="L2">
      <style:paragraph-properties fo:line-height="0.4cm"/>
    </style:style>
    <style:style style:name="P6" style:family="paragraph" style:parent-style-name="List_20_Paragraph">
      <style:paragraph-properties fo:margin-left="0.318cm" fo:margin-right="0cm" fo:line-height="0.4cm" fo:text-indent="0cm" style:auto-text-indent="false">
        <style:tab-stops/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size="9pt" style:font-size-asian="9pt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tributing to Wikipedia </text:p>
      <text:h text:style-name="P3" text:outline-level="1">Steps</text:h>
      <text:list xml:id="list1005080490" text:style-name="L1">
        <text:list-item>
          <text:p text:style-name="P4">Go to Wikipedia <text:a xlink:type="simple" xlink:href="https://www.wikipedia.org/" office:target-frame-name="_top" xlink:show="replace" text:style-name="Internet_20_link" text:visited-style-name="Visited_20_Internet_20_Link"><text:span text:style-name="Hyperlink">https://www.wikipedia.org</text:span></text:a> </text:p>
        </text:list-item>
        <text:list-item>
          <text:p text:style-name="P4"><text:span text:style-name="Default_20_Paragraph_20_Font"><text:span text:style-name="T1">Create an account</text:span></text:span> (top right) : No spaces nor special characters.</text:p>
        </text:list-item>
        <text:list-item>
          <text:p text:style-name="P4"><text:span text:style-name="Default_20_Paragraph_20_Font"><text:span text:style-name="T1">Add one (1) source </text:span></text:span>(a bibliographic reference) to a Wikipedia page.</text:p>
          <text:list>
            <text:list-item>
              <text:p text:style-name="P4">The Wikipedia page must be related to your research subject.</text:p>
            </text:list-item>
            <text:list-item>
              <text:p text:style-name="P4">The source must be :</text:p>
              <text:list>
                <text:list-item>
                  <text:p text:style-name="P4">A scholarly article from a peer-reviewed journal.</text:p>
                </text:list-item>
                <text:list-item>
                  <text:p text:style-name="P4">OR a scholarly- or university press book. NB : If you cite a book, include the page (range) where the information appears.</text:p>
                </text:list-item>
              </text:list>
            </text:list-item>
            <text:list-item>
              <text:p text:style-name="P4">You must have actually read the book chapter or article.</text:p>
            </text:list-item>
          </text:list>
        </text:list-item>
        <text:list-item>
          <text:p text:style-name="P4">E-mail your Wikipedia account ID to me. <text:s/>I can follow your changes. NB : If you already contribute to Wikipedia, just send your username. </text:p>
        </text:list-item>
      </text:list>
      <text:h text:style-name="P3" text:outline-level="1">How to add a source ?</text:h>
      <text:list xml:id="list1787316044" text:style-name="L2">
        <text:list-item>
          <text:p text:style-name="P5">Find where to add the source on the page (this activity may take the most time).</text:p>
        </text:list-item>
        <text:list-item>
          <text:p text:style-name="P5">Locate the section or sentence to insert the source.</text:p>
        </text:list-item>
        <text:list-item>
          <text:p text:style-name="P5">Open <text:span text:style-name="Default_20_Paragraph_20_Font"><text:span text:style-name="T1">Edit, </text:span></text:span>in the top banner (between <text:span text:style-name="Default_20_Paragraph_20_Font"><text:span text:style-name="T1">Read </text:span></text:span>and<text:span text:style-name="Default_20_Paragraph_20_Font"><text:span text:style-name="T1"> Search Wikipedia</text:span></text:span>). </text:p>
        </text:list-item>
        <text:list-item>
          <text:p text:style-name="P5">[If necessary, add a sentence for the citation.]</text:p>
        </text:list-item>
        <text:list-item>
          <text:p text:style-name="P5">Place the cursor on the word to anchor the citation (single or double-click), then open <text:span text:style-name="Default_20_Paragraph_20_Font"><text:span text:style-name="T1">‘’Cite</text:span></text:span> on top.</text:p>
          <text:list>
            <text:list-item>
              <text:p text:style-name="P5">If you have an ISBN or DOI, use <text:span text:style-name="Default_20_Paragraph_20_Font"><text:span text:style-name="T1">Automatic</text:span></text:span> and paste it in. Click <text:span text:style-name="Default_20_Paragraph_20_Font"><text:span text:style-name="T1">Generate</text:span></text:span>. Then <text:span text:style-name="Default_20_Paragraph_20_Font"><text:span text:style-name="T1">Insert</text:span></text:span>.</text:p>
              <text:list>
                <text:list-item>
                  <text:p text:style-name="P5">If it is a book: Continue to <text:span text:style-name="Default_20_Paragraph_20_Font"><text:span text:style-name="T1">Edit</text:span></text:span>. In the box, scroll down to <text:span text:style-name="Default_20_Paragraph_20_Font"><text:span text:style-name="T1">Page(s) cited</text:span></text:span> and enter the page (range). Complete any other information you have as some important data is often missing. Finally, <text:span text:style-name="Default_20_Paragraph_20_Font"><text:span text:style-name="T1">Apply changes</text:span></text:span>. </text:p>
                </text:list-item>
              </text:list>
            </text:list-item>
            <text:list-item>
              <text:p text:style-name="P5">If you do not have an ISBN or DOI: select <text:span text:style-name="Default_20_Paragraph_20_Font"><text:span text:style-name="T1">Manual</text:span></text:span>.</text:p>
              <text:list>
                <text:list-item>
                  <text:p text:style-name="P5">If it is a book: select <text:span text:style-name="Default_20_Paragraph_20_Font"><text:span text:style-name="T1">Book,</text:span></text:span> complete as much of the form as you can. Don’t forget to enter <text:span text:style-name="Default_20_Paragraph_20_Font"><text:span text:style-name="T1">Page(s) cited</text:span></text:span> with the page (range).</text:p>
                </text:list-item>
                <text:list-item>
                  <text:p text:style-name="P5">If it is an article: open <text:span text:style-name="Default_20_Paragraph_20_Font"><text:span text:style-name="T1">Journal</text:span></text:span> and complete the form.</text:p>
                </text:list-item>
              </text:list>
            </text:list-item>
          </text:list>
        </text:list-item>
        <text:list-item>
          <text:p text:style-name="P5">At the top right, select <text:span text:style-name="Default_20_Paragraph_20_Font"><text:span text:style-name="T1">Publish changes</text:span></text:span>.</text:p>
        </text:list-item>
        <text:list-item>
          <text:p text:style-name="P5">IMPORTANT : In the <text:span text:style-name="Default_20_Paragraph_20_Font"><text:span text:style-name="T1">Describe what you changed box</text:span></text:span> indicate :</text:p>
          <text:list>
            <text:list-item>
              <text:p text:style-name="P5">‘’Adding a source : academic book’’</text:p>
            </text:list-item>
            <text:list-item>
              <text:p text:style-name="P5">OR ‘’Adding a source : peer-reviewed journal article‘’</text:p>
            </text:list-item>
          </text:list>
        </text:list-item>
      </text:list>
      <text:p text:style-name="P6"/>
      <text:p text:style-name="P1"><text:span text:style-name="Default_20_Paragraph_20_Font"><text:span text:style-name="T2">Author’s Wikipedia username: </text:span></text:span><text:a xlink:type="simple" xlink:href="https://fr.wikipedia.org/wiki/Utilisateur:Pmartinolli" office:target-frame-name="_top" xlink:show="replace" text:style-name="Internet_20_link" text:visited-style-name="Visited_20_Internet_20_Link"><text:span text:style-name="Hyperlink"><text:span text:style-name="T2">https://fr.wikipedia.org/wiki/Utilisateur:Pmartinolli</text:span></text:span></text:a><text:span text:style-name="Default_20_Paragraph_20_Font"><text:span text:style-name="T2"> </text:span></text:span></text:p>
      <text:p text:style-name="P1"><text:span text:style-name="Default_20_Paragraph_20_Font"><text:span text:style-name="T2">If you wish to become a Wikipedian, visit </text:span></text:span><text:a xlink:type="simple" xlink:href="https://github.com/pmartinolli/TM-Wikipedibus" office:target-frame-name="_top" xlink:show="replace" text:style-name="Internet_20_link" text:visited-style-name="Visited_20_Internet_20_Link"><text:span text:style-name="Hyperlink"><text:span text:style-name="T2">https://github.com/pmartinolli/TM-Wikipedibus</text:span></text:span></text:a><text:span text:style-name="Default_20_Paragraph_20_Font"><text:span text:style-name="T2"> 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CA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CA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6pt" fo:font-weight="bold" style:font-name-asian="SimSun" style:font-family-asian="SimSun" style:font-family-generic-asian="system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3pt" style:text-underline-style="solid" style:text-underline-width="auto" style:text-underline-color="font-color" style:text-underline-mode="continuous" style:text-overline-mode="continuous" style:text-line-through-mode="continuous" style:font-name-asian="SimSun" style:font-family-asian="SimSun" style:font-family-generic-asian="system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9cm" style:letter-kerning="true" style:font-name-asian="SimSun" style:font-family-asian="SimSun" style:font-family-generic-asian="system" style:font-pitch-asian="variable" style:font-size-asian="26pt" style:font-name-complex="Times New Roman" style:font-family-complex="'Times New Roman'" style:font-family-generic-complex="roman" style:font-pitch-complex="variable" style:font-size-complex="26pt" fo:hyphenate="false" loext:hyphenation-no-caps="false"/>
    </style:style>
    <style:style style:name="Footnote_20_Text" style:display-name="Footnote Text" style:family="paragraph" style:parent-style-name="Normal">
      <style:paragraph-properties fo:margin-top="0cm" fo:margin-bottom="0cm" loext:contextual-spacing="false" fo:line-height="100%" fo:hyphenation-ladder-count="no-limit"/>
      <style:text-properties fo:font-size="10pt" style:font-size-asian="10pt" style:font-size-complex="10pt" fo:hyphenate="false" loext:hyphenation-no-caps="false"/>
    </style:style>
    <style:style style:name="Balloon_20_Text" style:display-name="Balloon Text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SimSun" style:font-family-asian="SimSun" style:font-family-generic-asian="system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64%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6pt" fo:font-weight="bold" style:font-name-asian="SimSun" style:font-family-asian="SimSun" style:font-family-generic-asian="system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3pt" style:text-underline-style="solid" style:text-underline-width="auto" style:text-underline-color="font-color" style:text-underline-mode="continuous" style:text-overline-mode="continuous" style:text-line-through-mode="continuous" style:font-name-asian="SimSun" style:font-family-asian="SimSun" style:font-family-generic-asian="system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501cm" fo:margin-bottom="1.251cm" fo:margin-left="2.251cm" fo:margin-right="2.0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meta:initial-creator>Administrateur</meta:initial-creator>
    <meta:creation-date>2020-12-11T09:39:00Z</meta:creation-date>
    <dc:date>2020-12-16T13:43:11.275000000</dc:date>
    <meta:print-date>2019-08-19T08:45:00Z</meta:print-date>
    <meta:editing-cycles>4</meta:editing-cycles>
    <meta:editing-duration>PT1M30S</meta:editing-duration>
    <meta:document-statistic meta:table-count="0" meta:image-count="0" meta:object-count="0" meta:page-count="1" meta:paragraph-count="28" meta:word-count="346" meta:character-count="1956" meta:non-whitespace-character-count="1653"/>
    <meta:user-defined meta:name="Docear4Word_StyleTitle">ACM SIG Proceedings With Long Author List</meta:user-defined>
    <meta:template xlink:type="simple" xlink:actuate="onRequest" xlink:title="" xlink:href="Normal"/>
  </office:meta>
</office:document-meta>
</file>